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8.87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number-columns-repeated="1022" table:default-cell-style-name="Default"/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Anthocerotophyta">Anthocerotophyta</text:a></text:p>
          </table:table-cell>
          <table:table-cell office:value-type="string">
            <text:p>, 5}</text:p>
          </table:table-cell>
          <table:table-cell table:formula="of:=[.A1]&amp;[.B1]&amp;[.C1]" office:value-type="string" office:string-value="{ Anthocerotophyta, 5}">
            <text:p>{ Anthocerot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Moss">Bryophyta</text:a></text:p>
          </table:table-cell>
          <table:table-cell office:value-type="string">
            <text:p>, 5}</text:p>
          </table:table-cell>
          <table:table-cell table:formula="of:=[.A2]&amp;[.B2]&amp;[.C2]" office:value-type="string" office:string-value="{ Bryophyta, 5}">
            <text:p>{ Bry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harophyta">Charophyta</text:a></text:p>
          </table:table-cell>
          <table:table-cell office:value-type="string">
            <text:p>, 5}</text:p>
          </table:table-cell>
          <table:table-cell table:formula="of:=[.A3]&amp;[.B3]&amp;[.C3]" office:value-type="string" office:string-value="{ Charophyta, 5}">
            <text:p>{ Char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hlorophyta">Chlorophyta</text:a></text:p>
          </table:table-cell>
          <table:table-cell office:value-type="string">
            <text:p>, 5}</text:p>
          </table:table-cell>
          <table:table-cell table:formula="of:=[.A4]&amp;[.B4]&amp;[.C4]" office:value-type="string" office:string-value="{ Chlorophyta, 5}">
            <text:p>{ Chlor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Cycadophyta">Cycadophyta</text:a></text:p>
          </table:table-cell>
          <table:table-cell office:value-type="string">
            <text:p>, 5}</text:p>
          </table:table-cell>
          <table:table-cell table:formula="of:=[.A5]&amp;[.B5]&amp;[.C5]" office:value-type="string" office:string-value="{ Cycadophyta, 5}">
            <text:p>{ Cycad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Ginkgophyta">Ginkgophyta</text:a></text:p>
          </table:table-cell>
          <table:table-cell office:value-type="string">
            <text:p>, 5}</text:p>
          </table:table-cell>
          <table:table-cell table:formula="of:=[.A6]&amp;[.B6]&amp;[.C6]" office:value-type="string" office:string-value="{ Ginkgophyta, 5}">
            <text:p>{ Ginkg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Glaucophyta">Glaucophyta</text:a></text:p>
          </table:table-cell>
          <table:table-cell office:value-type="string">
            <text:p>, 5}</text:p>
          </table:table-cell>
          <table:table-cell table:formula="of:=[.A7]&amp;[.B7]&amp;[.C7]" office:value-type="string" office:string-value="{ Glaucophyta, 5}">
            <text:p>{ Glauc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Gnetophyta">Gnetophyta</text:a></text:p>
          </table:table-cell>
          <table:table-cell office:value-type="string">
            <text:p>, 5}</text:p>
          </table:table-cell>
          <table:table-cell table:formula="of:=[.A8]&amp;[.B8]&amp;[.C8]" office:value-type="string" office:string-value="{ Gnetophyta, 5}">
            <text:p>{ Gnet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Lycopodiophyta">Lycopodiophyta</text:a>/<text:a xlink:href="https://en.wikipedia.org/wiki/Lycophyta">Lycophyta</text:a></text:p>
          </table:table-cell>
          <table:table-cell office:value-type="string">
            <text:p>, 5}</text:p>
          </table:table-cell>
          <table:table-cell table:formula="of:=[.A9]&amp;[.B9]&amp;[.C9]" office:value-type="string" office:string-value="{ Lycopodiophyta/Lycophyta, 5}">
            <text:p>{ Lycopodiophyta/Lyc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Flowering_plant">Magnoliophyta</text:a></text:p>
          </table:table-cell>
          <table:table-cell office:value-type="string">
            <text:p>, 5}</text:p>
          </table:table-cell>
          <table:table-cell table:formula="of:=[.A10]&amp;[.B10]&amp;[.C10]" office:value-type="string" office:string-value="{ Magnoliophyta, 5}">
            <text:p>{ Magnoli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Marchantiophyta">Marchantiophyta</text:a>/Hepatophyta</text:p>
          </table:table-cell>
          <table:table-cell office:value-type="string">
            <text:p>, 5}</text:p>
          </table:table-cell>
          <table:table-cell table:formula="of:=[.A11]&amp;[.B11]&amp;[.C11]" office:value-type="string" office:string-value="{ Marchantiophyta/Hepatophyta, 5}">
            <text:p>{ Marchantiophyta/Hepat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table:style-name="ce2" office:value-type="string">
            <text:p><text:a xlink:href="https://en.wikipedia.org/wiki/Fern">Polypodiophyta</text:a>/<text:a xlink:href="https://en.wikipedia.org/wiki/Monilophyta">Monilophyta</text:a></text:p>
          </table:table-cell>
          <table:table-cell office:value-type="string">
            <text:p>, 5}</text:p>
          </table:table-cell>
          <table:table-cell table:formula="of:=[.A12]&amp;[.B12]&amp;[.C12]" office:value-type="string" office:string-value="{ Polypodiophyta/Monilophyta, 5}">
            <text:p>{ Polypodiophyta/Monil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Pinophyta">Pinophyta</text:a>/Coniferophyta</text:p>
          </table:table-cell>
          <table:table-cell office:value-type="string">
            <text:p>, 5}</text:p>
          </table:table-cell>
          <table:table-cell table:formula="of:=[.A13]&amp;[.B13]&amp;[.C13]" office:value-type="string" office:string-value="{ Pinophyta/Coniferophyta, 5}">
            <text:p>{ Pinophyta/Coniferophyta, 5}</text:p>
          </table:table-cell>
          <table:table-cell table:number-columns-repeated="1020"/>
        </table:table-row>
        <table:table-row table:style-name="ro1">
          <table:table-cell office:value-type="string">
            <text:p>{ </text:p>
          </table:table-cell>
          <table:table-cell office:value-type="string">
            <text:p><text:a xlink:href="https://en.wikipedia.org/wiki/Rhodophyta">Rhodophyta</text:a></text:p>
          </table:table-cell>
          <table:table-cell office:value-type="string">
            <text:p>, 5}</text:p>
          </table:table-cell>
          <table:table-cell table:formula="of:=[.A14]&amp;[.B14]&amp;[.C14]" office:value-type="string" office:string-value="{ Rhodophyta, 5}">
            <text:p>{ Rhodophyta, 5}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-11-2022</text:date>, <text:time>02:2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vosselmans</meta:initial-creator>
    <meta:creation-date>2022-11-30T02:20:15.36</meta:creation-date>
    <dc:date>2022-11-30T02:24:51.09</dc:date>
    <dc:creator>eric vosselmans</dc:creator>
    <meta:editing-duration>PT4M36S</meta:editing-duration>
    <meta:editing-cycles>1</meta:editing-cycles>
    <meta:document-statistic meta:table-count="3" meta:cell-count="56" meta:object-count="0"/>
    <meta:generator>OpenOffice/4.1.3$Win32 OpenOffice.org_project/413m1$Build-9783</meta:generator>
  </office:meta>
</office:document-meta>
</file>